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3" style:family="paragraph" style:parent-style-name="Text_20_body" style:list-style-name="L1">
      <style:paragraph-properties fo:padding="0.049cm" fo:border="0.06pt solid #dddddd"/>
    </style:style>
    <style:style style:name="P4" style:family="paragraph" style:parent-style-name="Text_20_body">
      <style:paragraph-properties fo:padding="0.049cm" fo:border="0.06pt solid #000000"/>
    </style:style>
    <style:style style:name="P5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7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00291. Count the Number of Special Characters II</text:h>
      <text:p text:style-name="Text_20_body"><text:a xlink:type="simple" xlink:href="https://leetcode.com/contest/weekly-contest-394/problems/count-the-number-of-special-characters-ii/submissions/" text:style-name="Internet_20_link" text:visited-style-name="Visited_20_Internet_20_Link"><text:span text:style-name="T2">My Submissions</text:span></text:a><text:a xlink:type="simple" xlink:href="https://leetcode.com/contest/weekly-contest-394/" text:style-name="Internet_20_link" text:visited-style-name="Visited_20_Internet_20_Link"><text:span text:style-name="T3">Back to Contest</text:span></text:a></text:p>
      <text:list xml:id="list2513636610" text:style-name="L1">
        <text:list-item>
          <text:p text:style-name="P2"><text:span text:style-name="Strong_20_Emphasis"><text:span text:style-name="T1">User Accepted:</text:span></text:span><text:span text:style-name="T1">3064</text:span></text:p>
        </text:list-item>
        <text:list-item>
          <text:p text:style-name="P2"><text:span text:style-name="Strong_20_Emphasis"><text:span text:style-name="T1">User Tried:</text:span></text:span><text:span text:style-name="T1">4511</text:span></text:p>
        </text:list-item>
        <text:list-item>
          <text:p text:style-name="P2"><text:span text:style-name="Strong_20_Emphasis"><text:span text:style-name="T1">Total Accepted:</text:span></text:span><text:span text:style-name="T1">3075</text:span></text:p>
        </text:list-item>
        <text:list-item>
          <text:p text:style-name="P2"><text:span text:style-name="Strong_20_Emphasis"><text:span text:style-name="T1">Total Submissions:</text:span></text:span><text:span text:style-name="T1">6053</text:span></text:p>
        </text:list-item>
        <text:list-item>
          <text:p text:style-name="P3"><text:span text:style-name="Strong_20_Emphasis"><text:span text:style-name="T1">Difficulty:</text:span></text:span><text:span text:style-name="T1">Medium</text:span></text:p>
        </text:list-item>
      </text:list>
      <text:p text:style-name="P4"><text:span text:style-name="T1">You are given a string </text:span><text:span text:style-name="Source_20_Text"><text:span text:style-name="T1">word</text:span></text:span><text:span text:style-name="T1">. A letter </text:span><text:span text:style-name="Source_20_Text"><text:span text:style-name="T1">c</text:span></text:span><text:span text:style-name="T1"> is called </text:span><text:span text:style-name="Strong_20_Emphasis"><text:span text:style-name="T1">special</text:span></text:span><text:span text:style-name="T1"> if it appears </text:span><text:span text:style-name="Strong_20_Emphasis"><text:span text:style-name="T1">both</text:span></text:span><text:span text:style-name="T1"> in lowercase and uppercase in </text:span><text:span text:style-name="Source_20_Text"><text:span text:style-name="T1">word</text:span></text:span><text:span text:style-name="T1">, and </text:span><text:span text:style-name="Strong_20_Emphasis"><text:span text:style-name="T1">every</text:span></text:span><text:span text:style-name="T1"> lowercase occurrence of </text:span><text:span text:style-name="Source_20_Text"><text:span text:style-name="T1">c</text:span></text:span><text:span text:style-name="T1"> appears before the </text:span><text:span text:style-name="Strong_20_Emphasis"><text:span text:style-name="T1">first</text:span></text:span><text:span text:style-name="T1"> uppercase occurrence of </text:span><text:span text:style-name="Source_20_Text"><text:span text:style-name="T1">c</text:span></text:span><text:span text:style-name="T1">.</text:span></text:p>
      <text:p text:style-name="P4"><text:span text:style-name="T1">Return the number of</text:span><text:span text:style-name="Emphasis"><text:span text:style-name="T1"> </text:span></text:span><text:span text:style-name="Strong_20_Emphasis"><text:span text:style-name="T1">special</text:span></text:span><text:span text:style-name="T1"> letters</text:span><text:span text:style-name="Emphasis"><text:span text:style-name="T1"> </text:span></text:span><text:span text:style-name="T1">in</text:span><text:span text:style-name="Emphasis"><text:span text:style-name="T1"> </text:span></text:span><text:span text:style-name="Source_20_Text"><text:span text:style-name="T1">word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4"> </text:span><text:span text:style-name="T1">word = "aaAbcBC"</text:span></text:p>
      <text:p text:style-name="P4"><text:span text:style-name="Strong_20_Emphasis"><text:span text:style-name="T1">Output:</text:span></text:span><text:span text:style-name="T4"> </text:span><text:span text:style-name="T1">3</text:span></text:p>
      <text:p text:style-name="P4"><text:span text:style-name="Strong_20_Emphasis"><text:span text:style-name="T1">Explanation:</text:span></text:span></text:p>
      <text:p text:style-name="P4"><text:span text:style-name="T4">The special characters are </text:span><text:span text:style-name="Source_20_Text"><text:span text:style-name="T1">'a'</text:span></text:span><text:span text:style-name="T4">, </text:span><text:span text:style-name="Source_20_Text"><text:span text:style-name="T1">'b'</text:span></text:span><text:span text:style-name="T4">, and </text:span><text:span text:style-name="Source_20_Text"><text:span text:style-name="T1">'c'</text:span></text:span><text:span text:style-name="T4">.</text:span></text:p>
      <text:p text:style-name="P4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4"> </text:span><text:span text:style-name="T1">word = "abc"</text:span></text:p>
      <text:p text:style-name="P4"><text:span text:style-name="Strong_20_Emphasis"><text:span text:style-name="T1">Output:</text:span></text:span><text:span text:style-name="T4"> </text:span><text:span text:style-name="T1">0</text:span></text:p>
      <text:p text:style-name="P4"><text:span text:style-name="Strong_20_Emphasis"><text:span text:style-name="T1">Explanation:</text:span></text:span></text:p>
      <text:p text:style-name="P4"><text:span text:style-name="T4">There are no special characters in </text:span><text:span text:style-name="Source_20_Text"><text:span text:style-name="T1">word</text:span></text:span><text:span text:style-name="T4">.</text:span></text:p>
      <text:p text:style-name="P4"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4"> </text:span><text:span text:style-name="T1">word = "AbBCab"</text:span></text:p>
      <text:p text:style-name="P4"><text:soft-page-break/><text:span text:style-name="Strong_20_Emphasis"><text:span text:style-name="T1">Output:</text:span></text:span><text:span text:style-name="T4"> </text:span><text:span text:style-name="T1">0</text:span></text:p>
      <text:p text:style-name="P4"><text:span text:style-name="Strong_20_Emphasis"><text:span text:style-name="T1">Explanation:</text:span></text:span></text:p>
      <text:p text:style-name="P4"><text:span text:style-name="T4">There are no special characters in </text:span><text:span text:style-name="Source_20_Text"><text:span text:style-name="T1">word</text:span></text:span><text:span text:style-name="T4">.</text:span></text:p>
      <text:p text:style-name="P5"> </text:p>
      <text:p text:style-name="P4"><text:span text:style-name="Strong_20_Emphasis"><text:span text:style-name="T1">Constraints:</text:span></text:span></text:p>
      <text:list xml:id="list1026173366" text:style-name="L2">
        <text:list-item>
          <text:p text:style-name="P6"><text:span text:style-name="Source_20_Text"><text:span text:style-name="T1">1 &lt;= word.length &lt;= 2 * 105</text:span></text:span></text:p>
        </text:list-item>
        <text:list-item>
          <text:p text:style-name="P7"><text:span text:style-name="Source_20_Text"><text:span text:style-name="T1">word</text:span></text:span><text:span text:style-name="T1"> consists of only lowercase and upp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0T23:46:38.032000000</dc:date>
    <meta:editing-duration>PT8S</meta:editing-duration>
    <meta:editing-cycles>1</meta:editing-cycles>
    <meta:document-statistic meta:table-count="0" meta:image-count="0" meta:object-count="0" meta:page-count="2" meta:paragraph-count="29" meta:word-count="138" meta:character-count="806" meta:non-whitespace-character-count="700"/>
    <meta:generator>LibreOffice/7.2.2.2$Windows_X86_64 LibreOffice_project/02b2acce88a210515b4a5bb2e46cbfb63fe97d56</meta:generator>
  </office:meta>
</office:document-meta>
</file>